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8971c" officeooo:paragraph-rsid="0018971c"/>
    </style:style>
    <style:style style:name="P2" style:family="paragraph" style:parent-style-name="Standard">
      <style:text-properties officeooo:rsid="0019f609" officeooo:paragraph-rsid="0019f609"/>
    </style:style>
    <style:style style:name="P3" style:family="paragraph" style:parent-style-name="Standard">
      <style:text-properties officeooo:rsid="001bb66c" officeooo:paragraph-rsid="001bb66c"/>
    </style:style>
    <style:style style:name="P4" style:family="paragraph" style:parent-style-name="Standard">
      <style:text-properties officeooo:rsid="001f0590" officeooo:paragraph-rsid="001f0590"/>
    </style:style>
    <style:style style:name="P5" style:family="paragraph" style:parent-style-name="Standard">
      <style:text-properties fo:font-size="13pt" officeooo:rsid="0018971c" officeooo:paragraph-rsid="0018971c" style:font-size-asian="11.3500003814697pt" style:font-size-complex="13pt"/>
    </style:style>
    <style:style style:name="P6" style:family="paragraph" style:parent-style-name="Standard">
      <loext:graphic-properties draw:fill="none"/>
      <style:paragraph-properties fo:margin-left="0cm" fo:margin-right="0cm" fo:text-indent="0cm" style:auto-text-indent="false" fo:background-color="transparent"/>
      <style:text-properties officeooo:rsid="0021c247" officeooo:paragraph-rsid="0021c247"/>
    </style:style>
    <style:style style:name="P7" style:family="paragraph" style:parent-style-name="Standard" style:list-style-name="L1">
      <style:text-properties officeooo:rsid="0019f609" officeooo:paragraph-rsid="0019f609"/>
    </style:style>
    <style:style style:name="P8" style:family="paragraph" style:parent-style-name="Standard" style:list-style-name="L2">
      <style:text-properties officeooo:rsid="0019f609" officeooo:paragraph-rsid="0019f609"/>
    </style:style>
    <style:style style:name="P9" style:family="paragraph" style:parent-style-name="Standard" style:list-style-name="L3">
      <style:text-properties officeooo:rsid="0019f609" officeooo:paragraph-rsid="0019f609"/>
    </style:style>
    <style:style style:name="P10" style:family="paragraph" style:parent-style-name="Standard" style:list-style-name="L2">
      <style:text-properties officeooo:paragraph-rsid="0019f609"/>
    </style:style>
    <style:style style:name="P11" style:family="paragraph" style:parent-style-name="Standard" style:list-style-name="L2">
      <style:text-properties officeooo:rsid="001bb66c" officeooo:paragraph-rsid="001bb66c"/>
    </style:style>
    <style:style style:name="P12" style:family="paragraph" style:parent-style-name="Standard" style:list-style-name="L4">
      <style:text-properties officeooo:rsid="001bb66c" officeooo:paragraph-rsid="001bb66c"/>
    </style:style>
    <style:style style:name="P13" style:family="paragraph" style:parent-style-name="Standard" style:list-style-name="L4" style:master-page-name="">
      <loext:graphic-properties draw:fill="none"/>
      <style:paragraph-properties fo:margin-left="-0.7cm" fo:margin-right="0cm" fo:text-indent="0cm" style:auto-text-indent="false" style:page-number="auto" fo:background-color="transparent"/>
      <style:text-properties officeooo:rsid="001bb66c" officeooo:paragraph-rsid="001bb66c"/>
    </style:style>
    <style:style style:name="P14" style:family="paragraph" style:parent-style-name="Standard" style:list-style-name="L4" style:master-page-name="">
      <loext:graphic-properties draw:fill="none"/>
      <style:paragraph-properties fo:margin-left="0.7cm" fo:margin-right="0cm" fo:text-indent="0cm" style:auto-text-indent="false" style:page-number="auto" fo:background-color="transparent"/>
      <style:text-properties officeooo:rsid="001bb66c" officeooo:paragraph-rsid="001bb66c"/>
    </style:style>
    <style:style style:name="P15" style:family="paragraph" style:parent-style-name="Standard" style:list-style-name="L4">
      <loext:graphic-properties draw:fill="none"/>
      <style:paragraph-properties fo:margin-left="0.7cm" fo:margin-right="0cm" fo:text-indent="0cm" style:auto-text-indent="false" fo:background-color="transparent"/>
      <style:text-properties officeooo:rsid="001bb66c" officeooo:paragraph-rsid="001bb66c"/>
    </style:style>
    <style:style style:name="P16" style:family="paragraph" style:parent-style-name="Standard" style:list-style-name="L4">
      <loext:graphic-properties draw:fill="none"/>
      <style:paragraph-properties fo:margin-left="0.6cm" fo:margin-right="0cm" fo:text-indent="0cm" style:auto-text-indent="false" fo:background-color="transparent"/>
      <style:text-properties officeooo:rsid="001bb66c" officeooo:paragraph-rsid="00200be9"/>
    </style:style>
    <style:style style:name="P17" style:family="paragraph" style:parent-style-name="Standard" style:list-style-name="L2">
      <style:text-properties officeooo:rsid="001f0590" officeooo:paragraph-rsid="001f0590"/>
    </style:style>
    <style:style style:name="P18" style:family="paragraph" style:parent-style-name="Standard" style:list-style-name="L4">
      <loext:graphic-properties draw:fill="none"/>
      <style:paragraph-properties fo:margin-left="0cm" fo:margin-right="0cm" fo:text-indent="0cm" style:auto-text-indent="false" fo:background-color="transparent"/>
      <style:text-properties officeooo:rsid="001f0590" officeooo:paragraph-rsid="001f0590"/>
    </style:style>
    <style:style style:name="P19" style:family="paragraph" style:parent-style-name="Standard" style:list-style-name="L4" style:master-page-name="">
      <loext:graphic-properties draw:fill="none"/>
      <style:paragraph-properties fo:margin-left="0.6cm" fo:margin-right="0cm" fo:text-indent="0cm" style:auto-text-indent="false" style:page-number="auto" fo:background-color="transparent"/>
      <style:text-properties officeooo:rsid="001f0590" officeooo:paragraph-rsid="001f0590"/>
    </style:style>
    <style:style style:name="P20" style:family="paragraph" style:parent-style-name="Standard" style:list-style-name="L4">
      <loext:graphic-properties draw:fill="none"/>
      <style:paragraph-properties fo:margin-left="0.6cm" fo:margin-right="0cm" fo:text-indent="0cm" style:auto-text-indent="false" fo:background-color="transparent"/>
      <style:text-properties officeooo:rsid="001f0590" officeooo:paragraph-rsid="001f0590"/>
    </style:style>
    <style:style style:name="P21" style:family="paragraph" style:parent-style-name="Standard" style:list-style-name="L3">
      <style:text-properties officeooo:rsid="001a8502" officeooo:paragraph-rsid="001a8502"/>
    </style:style>
    <style:style style:name="P22" style:family="paragraph" style:parent-style-name="Standard" style:list-style-name="L4">
      <loext:graphic-properties draw:fill="none"/>
      <style:paragraph-properties fo:margin-left="0.6cm" fo:margin-right="0cm" fo:text-indent="0cm" style:auto-text-indent="false" fo:background-color="transparent"/>
      <style:text-properties officeooo:rsid="00200be9" officeooo:paragraph-rsid="00200be9"/>
    </style:style>
    <style:style style:name="P23" style:family="paragraph" style:parent-style-name="Standard">
      <style:text-properties officeooo:rsid="0018971c" officeooo:paragraph-rsid="0019f609"/>
    </style:style>
    <style:style style:name="P24" style:family="paragraph" style:parent-style-name="Standard" style:list-style-name="L5">
      <style:text-properties officeooo:paragraph-rsid="0019f609"/>
    </style:style>
    <style:style style:name="P25" style:family="paragraph" style:parent-style-name="Standard" style:list-style-name="L2">
      <style:text-properties officeooo:rsid="0022ae28" officeooo:paragraph-rsid="0022ae28"/>
    </style:style>
    <style:style style:name="T1" style:family="text">
      <style:text-properties officeooo:rsid="0018971c"/>
    </style:style>
    <style:style style:name="T2" style:family="text">
      <style:text-properties officeooo:rsid="0019f609"/>
    </style:style>
    <style:style style:name="T3" style:family="text">
      <style:text-properties officeooo:rsid="001bb66c"/>
    </style:style>
    <style:style style:name="T4" style:family="text">
      <style:text-properties fo:font-size="22pt" officeooo:rsid="001f0590" style:font-size-asian="19.25pt" style:font-size-complex="22pt"/>
    </style:style>
    <style:style style:name="T5" style:family="text">
      <style:text-properties officeooo:rsid="00200be9"/>
    </style:style>
    <style:style style:name="T6" style:family="text">
      <style:text-properties officeooo:rsid="0022ae2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s text:c="31"/><text:span text:style-name="T4">AI is a feature not PRODUCT</text:span></text:p>
      <text:p text:style-name="P5"/>
      <text:p text:style-name="P4">find the best solutions and automation tecnique used currently in the given domain and add these features .</text:p>
      <text:p text:style-name="P1">1 youtube short maker/study helper</text:p>
      <text:list xml:id="list2935811062" text:style-name="L1">
        <text:list-item>
          <text:p text:style-name="P7">takes in pdf- conver the pdf into question and use correctiive rag to answer</text:p>
        </text:list-item>
        <text:list-item>
          <text:p text:style-name="P7">convert into voice </text:p>
        </text:list-item>
        <text:list-item>
          <text:p text:style-name="P7">create questions to asses the user and identify the areas needed and provide study plan</text:p>
        </text:list-item>
        <text:list-item>
          <text:p text:style-name="P7"/>
        </text:list-item>
      </text:list>
      <text:p text:style-name="P1">2 invoice exctracter and convert the data base into chat bot</text:p>
      <text:p text:style-name="P23">3.hr assistant – create automatic questions based on the resume ,</text:p>
      <text:list xml:id="list212842224" text:style-name="L5">
        <text:list-item>
          <text:p text:style-name="P24"><text:s/><text:span text:style-name="T6">company gives just give a job title app makes the job description , if possible post the add by itself</text:span></text:p>
        </text:list-item>
      </text:list>
      <text:list xml:id="list2273987609" text:style-name="L2">
        <text:list-item>
          <text:p text:style-name="P8">basic ats </text:p>
        </text:list-item>
        <text:list-item>
          <text:p text:style-name="P8">get the relevant resumes and based on the resume create questions </text:p>
        </text:list-item>
        <text:list-item>
          <text:p text:style-name="P25">questions about skill ,project and all relevant details</text:p>
        </text:list-item>
        <text:list-item>
          <text:p text:style-name="P10"><text:span text:style-name="T2">start with simple and if user good increase the complexity</text:span><text:span text:style-name="T1"> </text:span></text:p>
        </text:list-item>
        <text:list-item>
          <text:p text:style-name="P11">create profile of the user and suggest improvements </text:p>
        </text:list-item>
        <text:list-item>
          <text:p text:style-name="P11">possibly give option to improve communication if gpt 4 o does that</text:p>
        </text:list-item>
        <text:list-item>
          <text:p text:style-name="P11">must improve the user </text:p>
        </text:list-item>
        <text:list-item>
          <text:p text:style-name="P11">now optimized for code</text:p>
        </text:list-item>
        <text:list-item>
          <text:p text:style-name="P11">use research and analtics -agents to get the latest trends and frame questions</text:p>
        </text:list-item>
        <text:list-item>
          <text:p text:style-name="P17">real time question generated test so that questions adapt to the answers given ie if the user answer fairly easy the questions will get tough not too tough</text:p>
        </text:list-item>
        <text:list-item>
          <text:p text:style-name="P17">divide the levels into easy and depending upon that questions will be asked use ai to select the level and then select the question rather than generating question so no bad ques</text:p>
        </text:list-item>
        <text:list-item>
          <text:p text:style-name="P17">create both theory and technical question </text:p>
        </text:list-item>
        <text:list-item>
          <text:p text:style-name="P17">idealy only the hr intervies should be conducted</text:p>
        </text:list-item>
        <text:list-item>
          <text:p text:style-name="P17">automatic mail and schedule interview system also add</text:p>
        </text:list-item>
      </text:list>
      <text:p text:style-name="P1">4.legal assistant based on langgraph – also grammerly like editing </text:p>
      <text:list xml:id="list3850807828" text:style-name="L3">
        <text:list-item>
          <text:p text:style-name="P9">accept the chargsheet and use agents to do research </text:p>
        </text:list-item>
        <text:list-item>
          <text:p text:style-name="P9">use the research to create prosecution points and use this to create defense points</text:p>
        </text:list-item>
        <text:list-item>
          <text:p text:style-name="P21">run this in a loop until best answer is found</text:p>
        </text:list-item>
        <text:list-item>
          <text:p text:style-name="P21">also if possible include the judge profile(different project)</text:p>
        </text:list-item>
        <text:list-item>
          <text:p text:style-name="P21">use this info gained by the process to set up the grammerly type editor</text:p>
        </text:list-item>
        <text:list-item>
          <text:p text:style-name="P21">check the points using better ,reliable techniques</text:p>
        </text:list-item>
      </text:list>
      <text:p text:style-name="P1">5.generative website based on the chat with the user</text:p>
      <text:p text:style-name="P1"/>
      <text:p text:style-name="P1">6.<text:span text:style-name="T2">essay writer for foriegn students</text:span></text:p>
      <text:p text:style-name="P2">7.govt study helper</text:p>
      <text:p text:style-name="P2">8.youtube study helper</text:p>
      <text:p text:style-name="P2">9. automatic website -focused on gossib etc</text:p>
      <text:p text:style-name="P2">10.financial data scrapper and convet to voice</text:p>
      <text:p text:style-name="P2">11.<text:span text:style-name="T3">news helper – get the topic or headline scrape all the data and create a story line to verify</text:span></text:p>
      <text:p text:style-name="P3">12.simple chat bot on stock data -just a sales assistant </text:p>
      <text:p text:style-name="P3">13student course and country finder using ai agents:</text:p>
      <text:list xml:id="list675986154" text:style-name="L4">
        <text:list-item>
          <text:p text:style-name="P12">get complete user data and use one agent to create the profile and get the relevant course and countries based on future and current trends – make courses ,jobs that are not so popular now but can be in future </text:p>
        </text:list-item>
        <text:list-item>
          <text:p text:style-name="P12">get the complete plan ways to navigate the system </text:p>
        </text:list-item>
        <text:list-item>
          <text:p text:style-name="P12"><text:soft-page-break/>basiclay udayip helper</text:p>
        </text:list-item>
        <text:list-item>
          <text:p text:style-name="P12">connect the research and resume builder and interview preparation </text:p>
        </text:list-item>
        <text:list-item>
          <text:p text:style-name="P12">also provide job scrapper</text:p>
          <text:p text:style-name="P13"><text:s text:c="8"/>14-resume builder /auto job apply assistant</text:p>
        </text:list-item>
        <text:list-item>
          <text:p text:style-name="P14">scrape jobs from the sites and identify and categorize the jobs</text:p>
        </text:list-item>
        <text:list-item>
          <text:p text:style-name="P15">help in preparing the resumes based on the job description </text:p>
          <text:p text:style-name="P15"/>
          <text:p text:style-name="P18">15. hospital automation here ai is minimal - </text:p>
        </text:list-item>
        <text:list-item>
          <text:p text:style-name="P19">scan code on patient wrist or premise all the test and medicine and recomendation is connected to the code </text:p>
        </text:list-item>
        <text:list-item>
          <text:p text:style-name="P20">doctor prescribe added to the patient code so no mismatch may happen </text:p>
        </text:list-item>
        <text:list-item>
          <text:p text:style-name="P20">also payment and bill will be automatically done </text:p>
        </text:list-item>
        <text:list-item>
          <text:p text:style-name="P20">all the test results ,xray treatment protocol all updated automatically and available for the patient through the app </text:p>
        </text:list-item>
        <text:list-item>
          <text:p text:style-name="P20">basically the medical card all the data will be added to the patient medical card </text:p>
        </text:list-item>
        <text:list-item>
          <text:p text:style-name="P20">makes insurance process easier as all the bills will be added to the data base</text:p>
        </text:list-item>
        <text:list-item>
          <text:p text:style-name="P22">using this history the hosp can categorize the patience into red green yellow – high risk low risk so care can given accordingly</text:p>
        </text:list-item>
        <text:list-item>
          <text:p text:style-name="P16"><text:span text:style-name="T5">using prev history and medical conditions and body history doctor can predict the possible side effects of the treatment protocol </text:span><text:s/><text:span text:style-name="T5">and also predict the possible reaction to medicine so can take precaution </text:span></text:p>
        </text:list-item>
      </text:list>
      <text:p text:style-name="P6">16.Police </text:p>
      <text:p text:style-name="P6"><text:s text:c="5"/></text:p>
      <text:list xml:id="list94205334431670" text:continue-numbering="true" text:style-name="L4">
        <text:list-header>
          <text:p text:style-name="P12"/>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4T09:37:42.530269602</meta:creation-date>
    <dc:date>2024-07-09T09:42:03.430736319</dc:date>
    <meta:editing-duration>PT23M35S</meta:editing-duration>
    <meta:editing-cycles>7</meta:editing-cycles>
    <meta:generator>LibreOffice/7.3.7.2$Linux_X86_64 LibreOffice_project/30$Build-2</meta:generator>
    <meta:document-statistic meta:table-count="0" meta:image-count="0" meta:object-count="0" meta:page-count="2" meta:paragraph-count="61" meta:word-count="682" meta:character-count="3852" meta:non-whitespace-character-count="3198"/>
  </office:meta>
</office:document-meta>
</file>